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style mathvariant="bold">
                  <mrow>
                    <mi>j</mi>
                  </mrow>
                </mstyle>
              </mrow>
              <mtext>S</mtext>
            </msub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sub>
              <mi>n</mi>
              <mn>0</mn>
            </msub>
            <mi/>
            <mfrac>
              <mo stretchy="false">ℏ</mo>
              <mrow>
                <mn>2</mn>
                <mi>m</mi>
                <mtext>i</mtext>
              </mrow>
            </mfrac>
            <mi/>
            <mfenced open="(" close=")">
              <mrow>
                <msubsup>
                  <mo stretchy="false">ϕ</mo>
                  <mrow>
                    <mtext>S</mtext>
                  </mrow>
                  <mrow>
                    <mtext>*</mtext>
                  </mrow>
                </msubsup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  <mi/>
                <mo stretchy="false">∇</mo>
                <mi/>
                <msub>
                  <mo stretchy="false">ϕ</mo>
                  <mrow>
                    <mtext>S</mtext>
                  </mrow>
                </msub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  <mrow>
                  <mi/>
                  <mo stretchy="false">−</mo>
                  <mi/>
                </mrow>
                <msub>
                  <mo stretchy="false">ϕ</mo>
                  <mrow>
                    <mtext>S</mtext>
                  </mrow>
                </msub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  <mi/>
                <mo stretchy="false">∇</mo>
                <mi/>
                <msubsup>
                  <mo stretchy="false">ϕ</mo>
                  <mrow>
                    <mtext>S</mtext>
                  </mrow>
                  <mrow>
                    <mtext>*</mtext>
                  </mrow>
                </msubsup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sub>
              <mi>n</mi>
              <mn>0</mn>
            </msub>
            <mfrac>
              <mrow>
                <mo stretchy="false">ℏ</mo>
                <mi>k</mi>
              </mrow>
              <mi>m</mi>
            </mfrac>
            <mi/>
            <mfrac>
              <mrow>
                <msup>
                  <mrow>
                    <mo stretchy="false">∣</mo>
                    <mrow>
                      <mi>f</mi>
                      <mrow>
                        <mo stretchy="false">(</mo>
                        <mrow>
                          <mo stretchy="false">ϑ</mo>
                        </mrow>
                        <mo stretchy="false">)</mo>
                      </mrow>
                    </mrow>
                    <mo stretchy="false">∣</mo>
                  </mrow>
                  <mn>2</mn>
                </msup>
              </mrow>
              <mrow>
                <msup>
                  <mi>r</mi>
                  <mn>2</mn>
                </msup>
              </mrow>
            </mfrac>
            <mi/>
            <msub>
              <mrow>
                <mstyle mathvariant="bold">
                  <mrow>
                    <mi>e</mi>
                  </mrow>
                </mstyle>
              </mrow>
              <mi>r</mi>
            </msub>
            <mrow>
              <mi/>
              <mo stretchy="false">+</mo>
              <mi/>
            </mrow>
            <mi>O</mi>
            <mi/>
            <mfenced open="(" close=")">
              <mrow>
                <mfrac>
                  <mn>1</mn>
                  <mrow>
                    <msup>
                      <mi>r</mi>
                      <mn>3</mn>
                    </msup>
                  </mrow>
                </mfrac>
              </mrow>
            </mfenced>
          </mrow>
        </mtd>
      </mtr>
    </mtable>
    <annotation encoding="StarMath 5.0">{bold j} _"S" (bold r) ~=~ n _0 ` hbar over {2 m "i"} ` 
left ( 
 %iphi _{"S"} ^{"*"} (bold r) ` nabla ` %iphi _{"S"} (bold r) 
 ~-~ 
 %iphi _{"S"} (bold r) ` nabla ` %iphi _{"S"} ^{"*"} (bold r) 
right ) ~=` newline

`=~ n _0 {hbar k} over m ` {lline f (%ivartheta) rline ^2} over {r ^2} ` {bold e} _r ~+~ 
O ` 
left ( 
 1 over {r ^3} 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2:12:54.931000000</meta:creation-date>
    <meta:generator>LibreOffice/4.1.4.2$Windows_x86 LibreOffice_project/0a0440ccc0227ad9829de5f46be37cfb6edcf72</meta:generator>
  </office:meta>
</office:document-meta>
</file>